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GOST_20_Main_20_Body" style:list-style-name="GOST_20_TR_20_main_20_body"/>
    <style:style style:name="P33" style:family="paragraph" style:parent-style-name="GOST_20_Main_20_Body" style:list-style-name="GOST_20_TR_20_main_20_body">
      <style:text-properties officeooo:paragraph-rsid="00b73211"/>
    </style:style>
    <style:style style:name="P34" style:family="paragraph" style:parent-style-name="GOST_20_Main_20_Body" style:list-style-name="GOST_20_TR_20_main_20_body">
      <style:text-properties officeooo:paragraph-rsid="00b13c82"/>
    </style:style>
    <style:style style:name="P35" style:family="paragraph" style:parent-style-name="GOST_20_Main_20_Body" style:list-style-name="GOST_20_TR_20_main_20_body">
      <style:text-properties fo:language="ru" fo:country="RU"/>
    </style:style>
    <style:style style:name="P36" style:family="paragraph" style:parent-style-name="GOST_20_Main_20_Body" style:list-style-name="GOST_20_TR_20_bullets">
      <style:text-properties fo:language="ru" fo:country="RU"/>
    </style:style>
    <style:style style:name="P37" style:family="paragraph" style:parent-style-name="GOST_20_Main_20_Body" style:list-style-name="GOST_20_TR_20_bullets">
      <style:text-properties fo:language="ru" fo:country="RU" officeooo:paragraph-rsid="009cd458"/>
    </style:style>
    <style:style style:name="P38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39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0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1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2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3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4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45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46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47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8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49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0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1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52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3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4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5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6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7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8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59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0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1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2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3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4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5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6" style:family="paragraph" style:parent-style-name="GOST_20_Main_20_Body" style:list-style-name="GOST_20_TR_20_bullets"/>
    <style:style style:name="P67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68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69" style:family="paragraph" style:parent-style-name="GOST_20_TR_20_Heading_20_1">
      <style:paragraph-properties fo:break-before="page"/>
      <style:text-properties fo:language="ru" fo:country="RU"/>
    </style:style>
    <style:style style:name="P70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1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2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73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4" style:family="paragraph" style:parent-style-name="GOST_20_TR_20_Heading_20_2" style:list-style-name="GOST_20_TR_20_main_20_body">
      <style:text-properties officeooo:paragraph-rsid="00b73211"/>
    </style:style>
    <style:style style:name="P75" style:family="paragraph" style:parent-style-name="GOST_20_TR_20_Heading_20_2">
      <style:text-properties fo:language="ru" fo:country="RU"/>
    </style:style>
    <style:style style:name="P76" style:family="paragraph" style:parent-style-name="GOST_20_TR_20_Heading_20_2" style:list-style-name="GOST_20_TR_20_main_20_body">
      <style:text-properties fo:language="ru" fo:country="RU"/>
    </style:style>
    <style:style style:name="P77" style:family="paragraph" style:parent-style-name="GOST_20_TR_20_Heading_20_2">
      <style:text-properties fo:language="ru" fo:country="RU" officeooo:paragraph-rsid="004e0081"/>
    </style:style>
    <style:style style:name="P78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79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80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81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82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83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78abb"/>
    </style:style>
    <style:style style:name="T16" style:family="text">
      <style:text-properties officeooo:rsid="002c97d5"/>
    </style:style>
    <style:style style:name="T17" style:family="text">
      <style:text-properties officeooo:rsid="002ce06d"/>
    </style:style>
    <style:style style:name="T18" style:family="text">
      <style:text-properties officeooo:rsid="002f3586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52c13d"/>
    </style:style>
    <style:style style:name="T26" style:family="text">
      <style:text-properties officeooo:rsid="005b14a6"/>
    </style:style>
    <style:style style:name="T27" style:family="text">
      <style:text-properties officeooo:rsid="0061ba24"/>
    </style:style>
    <style:style style:name="T28" style:family="text">
      <style:text-properties officeooo:rsid="006347b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6d0049"/>
    </style:style>
    <style:style style:name="T31" style:family="text">
      <style:text-properties officeooo:rsid="006d705c"/>
    </style:style>
    <style:style style:name="T32" style:family="text">
      <style:text-properties officeooo:rsid="006eb9dc"/>
    </style:style>
    <style:style style:name="T33" style:family="text">
      <style:text-properties officeooo:rsid="007818e1"/>
    </style:style>
    <style:style style:name="T34" style:family="text">
      <style:text-properties officeooo:rsid="00790875"/>
    </style:style>
    <style:style style:name="T35" style:family="text">
      <style:text-properties officeooo:rsid="00790e71"/>
    </style:style>
    <style:style style:name="T36" style:family="text">
      <style:text-properties officeooo:rsid="007c3d16"/>
    </style:style>
    <style:style style:name="T37" style:family="text">
      <style:text-properties officeooo:rsid="007dd7cd"/>
    </style:style>
    <style:style style:name="T38" style:family="text">
      <style:text-properties officeooo:rsid="007e872c"/>
    </style:style>
    <style:style style:name="T39" style:family="text">
      <style:text-properties officeooo:rsid="00837f5c"/>
    </style:style>
    <style:style style:name="T40" style:family="text">
      <style:text-properties officeooo:rsid="0084ab51"/>
    </style:style>
    <style:style style:name="T41" style:family="text">
      <style:text-properties officeooo:rsid="0087469c"/>
    </style:style>
    <style:style style:name="T42" style:family="text">
      <style:text-properties officeooo:rsid="0094f722"/>
    </style:style>
    <style:style style:name="T43" style:family="text">
      <style:text-properties officeooo:rsid="00bd132f"/>
    </style:style>
    <style:style style:name="T44" style:family="text">
      <style:text-properties officeooo:rsid="009cd458"/>
    </style:style>
    <style:style style:name="T45" style:family="text">
      <style:text-properties officeooo:rsid="00a4b3b9"/>
    </style:style>
    <style:style style:name="T46" style:family="text">
      <style:text-properties officeooo:rsid="00aa5627"/>
    </style:style>
    <style:style style:name="T47" style:family="text">
      <style:text-properties officeooo:rsid="00aef683"/>
    </style:style>
    <style:style style:name="T48" style:family="text">
      <style:text-properties officeooo:rsid="00afd586"/>
    </style:style>
    <style:style style:name="T49" style:family="text">
      <style:text-properties officeooo:rsid="00b73211"/>
    </style:style>
    <style:style style:name="T50" style:family="text">
      <style:text-properties officeooo:rsid="00b8976f"/>
    </style:style>
    <style:style style:name="T51" style:family="text">
      <style:text-properties officeooo:rsid="00bab3c0"/>
    </style:style>
    <style:style style:name="T52" style:family="text">
      <style:text-properties officeooo:rsid="00bbe93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ОПЫТНО-КОНСТРУКТОРСКУЮ РАБОТУ</text:p>
      <text:p text:style-name="P6"/>
      <text:p text:style-name="P3">ШМЕЛЬ</text:p>
      <text:p text:style-name="P3"/>
      <text:p text:style-name="P3">СЗ-1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1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0"><text:a xlink:type="simple" xlink:href="#__RefHeading___Toc984_1566413351" text:style-name="Index_20_Link" text:visited-style-name="Index_20_Link"><text:s/>3.1 <text:s/>Состав изделия:<text:tab/>5</text:a></text:p>
          <text:p text:style-name="P30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0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0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0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0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0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0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0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1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1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1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1"><text:a xlink:type="simple" xlink:href="#__RefHeading___Toc1020_1566413351" text:style-name="Index_20_Link" text:visited-style-name="Index_20_Link"><text:s/>8 <text:s/>Этапы выполнения ОКР<text:tab/>13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1"><text:a xlink:type="simple" xlink:href="#__RefHeading___Toc1024_1566413351" text:style-name="Index_20_Link" text:visited-style-name="Index_20_Link"><text:s/>10 <text:s/>Ссылочные документы<text:tab/>16</text:a></text:p>
          <text:p text:style-name="P31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7067316087408994055" text:style-name="GOST_20_TR_20_main_20_body">
        <text:list-item>
          <text:h text:style-name="P70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5">Разрабатываемая стратосферная исследовательская система именуется "ШМЕЛЬ".</text:p>
            </text:list-item>
            <text:list-item>
              <text:p text:style-name="P35">Шиф<text:span text:style-name="T24">р</text:span> ОКР: "СЗ-1".</text:p>
            </text:list-item>
            <text:list-item>
              <text:p text:style-name="P35">Основания для проведения ОКР<text:span text:style-name="T30">.</text:span></text:p>
            </text:list-item>
          </text:list>
        </text:list-item>
      </text:list>
      <text:list xml:id="list2135115132830191868" text:style-name="GOST_20_TR_20_bullets">
        <text:list-item>
          <text:list>
            <text:list-item>
              <text:list>
                <text:list-item>
                  <text:p text:style-name="P36">положения конкурса "Воздушно-инженерная школа CanSat в России;</text:p>
                </text:list-item>
                <text:list-item>
                  <text:p text:style-name="P36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91633325462465" text:continue-list="list7067316087408994055" text:style-name="GOST_20_TR_20_main_20_body">
        <text:list-item>
          <text:list>
            <text:list-item>
              <text:p text:style-name="P35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5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19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19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19</text:p>
          </table:table-cell>
        </table:table-row>
      </table:table>
      <text:p text:style-name="P18"/>
      <text:list xml:id="list191631290507371" text:continue-numbering="true" text:style-name="GOST_20_TR_20_main_20_body">
        <text:list-item>
          <text:h text:style-name="P69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5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5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5">Индекс изделия: 1.</text:p>
            </text:list-item>
          </text:list>
        </text:list-item>
        <text:list-item>
          <text:h text:style-name="P70" text:outline-level="1"><text:bookmark-start text:name="__RefHeading___Toc982_1566413351"/><text:span text:style-name="T27">Технические</text:span> требования<text:span text:style-name="T28"> к изделию.</text:span><text:bookmark-end text:name="__RefHeading___Toc982_1566413351"/></text:h>
          <text:list>
            <text:list-item>
              <text:h text:style-name="P76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91631554230919" text:continue-list="list2135115132830191868" text:style-name="GOST_20_TR_20_bullets">
        <text:list-item>
          <text:list>
            <text:list-item>
              <text:list>
                <text:list-item>
                  <text:p text:style-name="P36">стратосферный зонд, запускаемый на стратостате;</text:p>
                </text:list-item>
                <text:list-item>
                  <text:p text:style-name="P36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6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26"><text:span text:style-name="T47"><text:tab/></text:span>Допускается окончательно определять состав изделия при выполнении этапа разработки ЭП (ТП) проекта<text:span text:style-name="T15">.</text:span></text:p>
      <text:list xml:id="list191631518683476" text:continue-list="list191631290507371" text:style-name="GOST_20_TR_20_main_20_body">
        <text:list-item>
          <text:list>
            <text:list-item>
              <text:h text:style-name="P76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67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91632264166213" text:continue-list="list1916315542309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68"><text:span text:style-name="T12">измерение трёх компонент ускорения во время полёта</text:span>;</text:p>
                    </text:list-item>
                    <text:list-item>
                      <text:p text:style-name="P66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68">фиксация точки разрушения шара-зонда (координаты, высота, время);</text:p>
                    </text:list-item>
                    <text:list-item>
                      <text:p text:style-name="P68">фотофиксация неба в момент приземления<text:span text:style-name="T14">;</text:span></text:p>
                    </text:list-item>
                    <text:list-item>
                      <text:p text:style-name="P68">передача <text:span text:style-name="T16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68">передача телеметрической информации зондом и приём входящих команд посредством глобальной спутниковой системы<text:span text:style-name="T17"> связи</text:span> <text:span text:style-name="T51">I</text:span>ridium;</text:p>
                    </text:list-item>
                    <text:list-item>
                      <text:p text:style-name="P68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68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68">получение спектра поглощения атмосферы;</text:p>
                    </text:list-item>
                    <text:list-item>
                      <text:p text:style-name="P68"><text:soft-page-break/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91632566419360" text:continue-list="list191631518683476" text:style-name="GOST_20_TR_20_main_20_body">
        <text:list-item>
          <text:list>
            <text:list-item>
              <text:h text:style-name="P75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5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6" text:outline-level="2"><text:bookmark-start text:name="__RefHeading___Toc990_1566413351"/>Требования живучести и стойкости к внешним воздействующим факторам<text:span text:style-name="T18">.</text:span><text:bookmark-end text:name="__RefHeading___Toc990_1566413351"/></text:h>
              <text:list>
                <text:list-item>
                  <text:p text:style-name="P35">Требования к имитозащищенности</text:p>
                  <text:list>
                    <text:list-item>
                      <text:p text:style-name="P38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91632433299796" text:continue-list="list191632264166213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должна быть предусмотрена защита от несанкционированных команд, передаваемых на зонд при помощи системы <text:span text:style-name="T51">I</text:span>ridium;</text:p>
                        </text:list-item>
                        <text:list-item>
                          <text:p text:style-name="P36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1631858001336" text:continue-list="list191632566419360" text:style-name="GOST_20_TR_20_main_20_body">
        <text:list-item>
          <text:list>
            <text:list-item>
              <text:list>
                <text:list-item>
                  <text:p text:style-name="P35">Требования к устойчивости к климатическим воздействиям<text:span text:style-name="T45"> не предоставляются.</text:span></text:p>
                </text:list-item>
                <text:list-item>
                  <text:p text:style-name="P39">Требования надёжности<text:span text:style-name="T46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191631268529003" text:continue-numbering="true" text:style-name="GOST_20_TR_20_main_20_body">
        <text:list-item>
          <text:list>
            <text:list-item>
              <text:h text:style-name="P78" text:outline-level="2"><text:bookmark-start text:name="__RefHeading___Toc992_1566413351"/>Требования эргономики, обитаемости и технической эстетики<text:span text:style-name="T26">.</text:span><text:bookmark-end text:name="__RefHeading___Toc992_1566413351"/></text:h>
              <text:list>
                <text:list-item>
                  <text:p text:style-name="P40">Требования не предоставляются.</text:p>
                </text:list-item>
              </text:list>
            </text:list-item>
            <text:list-item>
              <text:h text:style-name="P76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41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91632324029491" text:continue-list="list19163243329979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6">система должна приводиться в готовность не дольше 1 часа;</text:p>
                    </text:list-item>
                    <text:list-item>
                      <text:p text:style-name="P36"><text:span text:style-name="T20">элементы системы</text:span> долж<text:span text:style-name="T20">ны </text:span>быть разборным<text:span text:style-name="T20">и</text:span> и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31429561986" text:continue-list="list191631268529003" text:style-name="GOST_20_TR_20_main_20_body">
        <text:list-item>
          <text:list>
            <text:list-item>
              <text:h text:style-name="P75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42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91631713688133" text:continue-list="list19163232402949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6">элементы системы должны быть транспортабельны при помощи рюкзак<text:span text:style-name="T2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32011384825" text:continue-list="list191631429561986" text:style-name="GOST_20_TR_20_main_20_body">
        <text:list-item>
          <text:list>
            <text:list-item>
              <text:h text:style-name="P76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3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91631366940063" text:continue-list="list1916317136881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6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37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91631918633909" text:continue-list="list191632011384825" text:style-name="GOST_20_TR_20_main_20_body">
        <text:list-item>
          <text:list>
            <text:list-item>
              <text:h text:style-name="P77" text:outline-level="2"><text:bookmark-start text:name="__RefHeading___Toc1000_1566413351"/>Требования стандартизации<text:span text:style-name="T49">.</text:span><text:bookmark-end text:name="__RefHeading___Toc1000_1566413351"/></text:h>
              <text:list>
                <text:list-item>
                  <text:p text:style-name="P44">Требования не предоставляются.</text:p>
                </text:list-item>
              </text:list>
            </text:list-item>
            <text:list-item>
              <text:h text:style-name="P74" text:outline-level="2">Требования технологичности<text:span text:style-name="T44">.</text:span></text:h>
              <text:list>
                <text:list-item>
                  <text:p text:style-name="P33">Требования технологичности не предоставляются.</text:p>
                </text:list-item>
              </text:list>
            </text:list-item>
            <text:list-item>
              <text:h text:style-name="P74" text:outline-level="2">Конструктивные требования<text:span text:style-name="T44">.</text:span></text:h>
              <text:list>
                <text:list-item>
                  <text:p text:style-name="P45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0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6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191631998833035" text:continue-numbering="true" text:style-name="GOST_20_TR_20_main_20_body">
        <text:list-item>
          <text:h text:style-name="P70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7">Требования к нормативно-техническому обеспечению<text:span text:style-name="T32">.</text:span></text:p>
              <text:list>
                <text:list-item>
                  <text:p text:style-name="P48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7">Требования к метрологическому обеспечению<text:span text:style-name="T42"> не предоставляются.</text:span></text:p>
            </text:list-item>
            <text:list-item>
              <text:p text:style-name="P47">Требования к диагностическому обеспечению<text:span text:style-name="T42"> не предоставляются</text:span>.</text:p>
            </text:list-item>
            <text:list-item>
              <text:p text:style-name="P49">Требования к математическому, программному и информационно-лингвистическому обеспечению<text:span text:style-name="T42"> не предоставляются</text:span>.</text:p>
            </text:list-item>
          </text:list>
        </text:list-item>
      </text:list>
      <text:p text:style-name="GOST_20_Main_20_Body"/>
      <text:list xml:id="list191633221009717" text:continue-numbering="true" text:style-name="GOST_20_TR_20_main_20_body">
        <text:list-item>
          <text:h text:style-name="P71" text:outline-level="1"><text:bookmark-start text:name="__RefHeading___Toc1016_1566413351"/>Требования к учебно-<text:span text:style-name="T25">тренировочным</text:span> средствам.<text:bookmark-end text:name="__RefHeading___Toc1016_1566413351"/></text:h>
          <text:list>
            <text:list-item>
              <text:p text:style-name="P50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91632753947634" text:continue-numbering="true" text:style-name="GOST_20_TR_20_main_20_body">
        <text:list-item>
          <text:h text:style-name="P73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4">Требования к каталогизации.</text:p>
            </text:list-item>
            <text:list-item>
              <text:p text:style-name="P34">Требования к сырью, материалам и КИМП<text:span text:style-name="T44">.</text:span></text:p>
            </text:list-item>
            <text:list-item>
              <text:p text:style-name="P34">Специальные требования.</text:p>
            </text:list-item>
            <text:list-item>
              <text:p text:style-name="P32"><text:bookmark-start text:name="__RefHeading___Toc3526_4294578340"/>Требования к консервации, упаковке и маркировке<text:span text:style-name="T48">.</text:span><text:bookmark-end text:name="__RefHeading___Toc3526_4294578340"/></text:p>
            </text:list-item>
          </text:list>
        </text:list-item>
        <text:list-item>
          <text:h text:style-name="P70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1"><text:span text:style-name="T31">Выполнение ОКР разделено на несколько этапов согласно таблице </text:span><text:span text:style-name="T31"><text:sequence-ref text:reference-format="value" text:ref-name="reftable_id1">2</text:sequence-ref></text:span><text:span text:style-name="T3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19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19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19</text:p>
          </table:table-cell>
        </table:table-row>
      </table:table>
      <text:p text:style-name="GOST_20_Main_20_Body"/>
      <text:list xml:id="list191633412313083" text:continue-numbering="true" text:style-name="GOST_20_TR_20_main_20_body">
        <text:list-item>
          <text:h text:style-name="P70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2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3">Должна быть оформлена пояснительная записка;</text:p>
                </text:list-item>
                <text:list-item>
                  <text:p text:style-name="P54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5"><text:span text:style-name="T37">Должна быть разработана </text:span>принципиальн<text:span text:style-name="T37">ая </text:span>электрическ<text:span text:style-name="T35">ой </text:span>схема аппарата<text:span text:style-name="T34">;</text:span></text:p>
                </text:list-item>
                <text:list-item>
                  <text:p text:style-name="P56"><text:span text:style-name="T38">Должна быть создана </text:span>презентаци<text:span text:style-name="T38">я</text:span> для устного доклада <text:span text:style-name="T50">комиссии.</text:span></text:p>
                </text:list-item>
                <text:list-item>
                  <text:p text:style-name="P57">В пояснительной записке должны быть отражены следующие <text:span text:style-name="T33">позиции</text:span>:</text:p>
                </text:list-item>
              </text:list>
            </text:list-item>
          </text:list>
        </text:list-item>
      </text:list>
      <text:list xml:id="list191632772769487" text:continue-list="list19163136694006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8">массовый расчёт;</text:p>
                    </text:list-item>
                    <text:list-item>
                      <text:p text:style-name="P58">расчёт энергобаланса;</text:p>
                    </text:list-item>
                    <text:list-item>
                      <text:p text:style-name="P58">расчёт стоимости<text:span text:style-name="T36"> комплектующих</text:span>;</text:p>
                    </text:list-item>
                    <text:list-item>
                      <text:p text:style-name="P58">прочностной расчёт конструкции (допустимо отсутствие);</text:p>
                    </text:list-item>
                    <text:list-item>
                      <text:p text:style-name="P58">тепловой расчёт (допустимо отсутствие)<text:span text:style-name="T33">;</text:span></text:p>
                    </text:list-item>
                    <text:list-item>
                      <text:p text:style-name="P59">описание протоколов инофрмационно-логического взаимодействия элементов системы<text:span text:style-name="T3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631672727942" text:continue-list="list191633412313083" text:style-name="GOST_20_TR_20_main_20_body">
        <text:list-item>
          <text:list>
            <text:list-item>
              <text:list>
                <text:list-item>
                  <text:p text:style-name="P60">Презентация должна включать:</text:p>
                </text:list-item>
              </text:list>
            </text:list-item>
          </text:list>
        </text:list-item>
      </text:list>
      <text:list xml:id="list191631500138822" text:continue-list="list19163277276948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описание научной задачи;</text:p>
                    </text:list-item>
                    <text:list-item>
                      <text:p text:style-name="P61">описание технической задачи;</text:p>
                    </text:list-item>
                    <text:list-item>
                      <text:p text:style-name="P61">план график;</text:p>
                    </text:list-item>
                    <text:list-item>
                      <text:p text:style-name="P61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91633232798845" text:continue-list="list191631672727942" text:style-name="GOST_20_TR_20_main_20_body">
        <text:list-item>
          <text:list>
            <text:list-item>
              <text:p text:style-name="P62">Для закрытия этапа рабочего проекта должны быть выполнены следующие требования:</text:p>
              <text:list>
                <text:list-item>
                  <text:p text:style-name="P63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91631500522454" text:continue-list="list19163150013882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4"><text:soft-page-break/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91632954296822" text:continue-list="list191633232798845" text:style-name="GOST_20_TR_20_main_20_body">
        <text:list-item>
          <text:list>
            <text:list-item>
              <text:list>
                <text:list-item>
                  <text:p text:style-name="P63">Должна быть выпущена альфа версия программного обеспечения<text:span text:style-name="T40"> всех составных частей</text:span> системы.</text:p>
                </text:list-item>
                <text:list-item>
                  <text:p text:style-name="P63">Должны быть проведены <text:span text:style-name="T39">автономные </text:span>испытания элементов <text:span text:style-name="T39">разрабатываемой </text:span>системы.</text:p>
                </text:list-item>
              </text:list>
            </text:list-item>
            <text:list-item>
              <text:p text:style-name="P65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69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91633342419260" text:continue-list="list191631500522454" text:style-name="GOST_20_TR_20_bullets">
        <text:list-item>
          <text:list>
            <text:list-item>
              <text:list>
                <text:list-item>
                  <text:p text:style-name="P79">ГОСТ Р 55996- 2014</text:p>
                </text:list-item>
                <text:list-item>
                  <text:p text:style-name="P80">Положения конкурса воздушно инженерная школа CanSat в России 2018-2019 от <text:span text:style-name="T41">7.11.2018.</text:span></text:p>
                </text:list-item>
              </text:list>
            </text:list-item>
          </text:list>
        </text:list-item>
      </text:list>
      <text:p text:style-name="P16"/>
      <text:list xml:id="list191632518661523" text:continue-list="list191632954296822" text:style-name="GOST_20_TR_20_main_20_body">
        <text:list-item>
          <text:h text:style-name="P72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91632509911597" text:continue-list="list191633342419260" text:style-name="GOST_20_TR_20_bullets">
        <text:list-item>
          <text:list>
            <text:list-item>
              <text:list>
                <text:list-item>
                  <text:p text:style-name="P83">КИМП —<text:span text:style-name="T52"> комплектующие изделия межотраслевого применения;</text:span></text:p>
                </text:list-item>
                <text:list-item>
                  <text:p text:style-name="P81">НИП - наземный измерительный пункт<text:span text:style-name="T43">;</text:span></text:p>
                </text:list-item>
                <text:list-item>
                  <text:p text:style-name="P82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19:16:18.327638245</dc:date>
    <meta:editing-duration>PT13H58M44S</meta:editing-duration>
    <meta:editing-cycles>167</meta:editing-cycles>
    <meta:generator>LibreOffice/5.2.7.2$Linux_X86_64 LibreOffice_project/20m0$Build-2</meta:generator>
    <meta:document-statistic meta:table-count="4" meta:image-count="0" meta:object-count="0" meta:page-count="18" meta:paragraph-count="214" meta:word-count="1245" meta:character-count="10788" meta:non-whitespace-character-count="9679"/>
  </office:meta>
</office:document-meta>
</file>